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2" style:family="paragraph" style:parent-style-name="Standard">
      <style:paragraph-properties fo:margin-top="0cm" fo:margin-bottom="0.212cm"/>
      <style:text-properties style:font-name="Times New Roman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Arial" fo:font-size="12pt" fo:font-weight="bold"/>
    </style:style>
    <style:style style:name="P4" style:family="paragraph" style:parent-style-name="Standard" style:list-style-name="L1">
      <style:paragraph-properties fo:margin-top="0cm" fo:margin-bottom="0.212cm"/>
      <style:text-properties fo:color="#000000" style:font-name="Times New Roman" fo:font-size="12pt"/>
    </style:style>
    <style:style style:name="P5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6pt" fo:font-weight="bold"/>
    </style:style>
    <style:style style:name="P6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3pt"/>
    </style:style>
    <style:style style:name="P7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8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9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a00ff" style:font-name="Monaco" fo:font-size="11pt"/>
    </style:style>
    <style:style style:name="P10" style:family="paragraph" style:parent-style-name="Standard" style:list-style-name="L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8000" style:font-name="Times New Roman" fo:font-size="10pt"/>
    </style:style>
    <style:style style:name="P11" style:family="paragraph" style:parent-style-name="Standard" style:list-style-name="L3">
      <style:paragraph-properties fo:margin-left="2.54cm" fo:margin-right="0cm" fo:margin-top="0cm" fo:margin-bottom="0.212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 New Roman" fo:font-size="12pt"/>
    </style:style>
    <style:style style:name="T1" style:family="text">
      <style:text-properties fo:color="#000000" style:font-name="Times New Roman" fo:font-size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ation</text:p>
      <text:p text:style-name="P1">Bayeux Server</text:p>
      <text:list xml:id="list1189712000" text:style-name="L2">
        <text:list-item>
          <text:p text:style-name="P5">Server-side Multiple clients detection</text:p>
        </text:list-item>
        <text:list-item>
          <text:p text:style-name="P6">application/x-www-form-urlencoded </text:p>
        </text:list-item>
      </text:list>
      <text:p text:style-name="P1">Body über Proxy</text:p>
      <text:p text:style-name="P1">Java-Script regressions tests</text:p>
      <text:p text:style-name="P1">Java-Script statische Code analyse</text:p>
      <text:p text:style-name="P1">Buildsystem</text:p>
      <text:p text:style-name="P1">- Alle Exes bauen</text:p>
      <text:p text:style-name="P1">- Coverage Analyse laufen lassen</text:p>
      <text:p text:style-name="P1">Comet-Server</text:p>
      <text:list xml:id="list2076423009" text:style-name="L3">
        <text:list-item>
          <text:p text:style-name="P7">C++ Language Bindings</text:p>
          <text:list>
            <text:list-item>
              <text:p text:style-name="P11">Stress tests fur unterschiedliche Anwendungscenarien</text:p>
            </text:list-item>
          </text:list>
        </text:list-item>
        <text:list-item>
          <text:p text:style-name="P7">Löschen unbeobachteter Knoten</text:p>
        </text:list-item>
        <text:list-item>
          <text:p text:style-name="P7">Statistik für </text:p>
        </text:list-item>
        <text:list-item>
          <text:p text:style-name="P7">Dokumentation fur C++ Language Bindings</text:p>
        </text:list-item>
        <text:list-item>
          <text:p text:style-name="P9"><text:span text:style-name="T1">body_decoder kann nurd "</text:span>Content-Length" encoded bodies decodieren</text:p>
        </text:list-item>
      </text:list>
      <text:p text:style-name="P1"><text:s/>http://www.wikipedia.org/search-redirect.php?search=url+encoding&amp;language=de&amp;go=++→++&amp;go=Go</text:p>
      <text:p text:style-name="P1">Comet-Client</text:p>
      <text:list xml:id="list258091806" text:style-name="L2">
        <text:list-item>
          <text:p text:style-name="P8">Interface</text:p>
        </text:list-item>
        <text:list-item>
          <text:p text:style-name="P8">Cache</text:p>
        </text:list-item>
      </text:list>
      <text:p text:style-name="P1">Routing</text:p>
      <text:p text:style-name="P1">Server Configuration</text:p>
      <text:p text:style-name="P1">Logging</text:p>
      <text:list xml:id="list450057388" text:style-name="L3">
        <text:list-item>
          <text:p text:style-name="P7">Daten für Fehleranalyse (kein Debugging)</text:p>
          <text:list>
            <text:list-item>
              <text:p text:style-name="P11">Fehlermeldung</text:p>
            </text:list-item>
            <text:list-item>
              <text:p text:style-name="P11">Kontext</text:p>
            </text:list-item>
          </text:list>
        </text:list-item>
        <text:list-item>
          <text:p text:style-name="P7">Daten für Performanzeanalyse</text:p>
          <text:list>
            <text:list-item>
              <text:p text:style-name="P11">requests</text:p>
            </text:list-item>
            <text:list-item>
              <text:p text:style-name="P11">responses</text:p>
            </text:list-item>
            <text:list-item>
              <text:p text:style-name="P11">Verbindungsaufbau/abbruch</text:p>
            </text:list-item>
            <text:list-item>
              <text:p text:style-name="P11">Zeiten</text:p>
            </text:list-item>
          </text:list>
        </text:list-item>
        <text:list-item>
          <text:p text:style-name="P7">Auffindbarkeit</text:p>
          <text:list>
            <text:list-item>
              <text:p text:style-name="P11">datum</text:p>
            </text:list-item>
            <text:list-item>
              <text:p text:style-name="P11">Uhrzeit</text:p>
            </text:list-item>
            <text:list-item>
              <text:p text:style-name="P11"><text:soft-page-break/>IP-Addressen</text:p>
            </text:list-item>
          </text:list>
        </text:list-item>
      </text:list>
      <text:list xml:id="list1295156268" text:style-name="L2">
        <text:list-item>
          <text:p text:style-name="P8">Files</text:p>
        </text:list-item>
        <text:list-item>
          <text:p text:style-name="P8">binary-log</text:p>
        </text:list-item>
        <text:list-item>
          <text:p text:style-name="P8">Trafic</text:p>
        </text:list-item>
      </text:list>
      <text:p text:style-name="P1">Request Header Parsen</text:p>
      <text:list xml:id="list1415191170" text:style-name="L3">
        <text:list-item>
          <text:p text:style-name="P7">Fehlerhafte header</text:p>
          <text:list>
            <text:list-item>
              <text:p text:style-name="P11">Verify request uri</text:p>
            </text:list-item>
          </text:list>
        </text:list-item>
      </text:list>
      <text:p text:style-name="P1">Proxy-Connector</text:p>
      <text:list xml:id="list207160904" text:style-name="L2">
        <text:list-item>
          <text:p text:style-name="P8">Stress-Test</text:p>
        </text:list-item>
      </text:list>
      <text:p text:style-name="P1">Error Response</text:p>
      <text:list xml:id="list1300362627" text:style-name="L2">
        <text:list-item>
          <text:p text:style-name="P10">HTTP Version (505 HTTP Version Not Supported) for major versions != 1</text:p>
        </text:list-item>
        <text:list-item>
          <text:p text:style-name="P10"/>
        </text:list-item>
      </text:list>
      <text:p text:style-name="P1">File Response implementation</text:p>
      <text:list xml:id="list928746431" text:style-name="L1">
        <text:list-item>
          <text:p text:style-name="P4">Network-Level-Tests</text:p>
          <text:list>
            <text:list-item>
              <text:p text:style-name="P4">Remote tests mit mehren clients</text:p>
            </text:list-item>
            <text:list-item>
              <text:p text:style-name="P4">Dokumentation / Laufzeit</text:p>
            </text:list-item>
          </text:list>
        </text:list-item>
      </text:list>
      <text:p text:style-name="P3">Bugs</text:p>
      <text:p text:style-name="P1">json::string::operator==/&lt; berücksichtigen encoding und escaping nicht</text:p>
      <text:p text:style-name="P1">Es fehlen Tests, die belegen, dass bei Communiation über Proxy, Timeouts mit dem Client anständig gehandhabt werden.</text:p>
      <text:p text:style-name="P1">Fehlermeldung bei HEAD request enthält wohl einen body.</text:p>
      <text:p text:style-name="P1">Wenn eine Request einen chunked body enthält, so kann es vorkommen, dass der Proxy über das Ende des bodies Teile des nächsten requests ließt (Request_body noch nicht implementiert).</text:p>
      <text:p text:style-name="P1">- Tritt beim Lesen eines Bodies ein Fehler auf, lässt sich nicht mit engem HTTP-Error</text:p>
      <text:p text:style-name="P1">Verbesserungen</text:p>
      <text:p text:style-name="P1">Puffer-Konzept für Lesen von Request und Body</text:p>
      <text:p text:style-name="P2">json::delta() arbeite ohne Heuristik</text:p>
      <text:p text:style-name="P2"/>
      <text:p text:style-name="P2"/>
      <text:p text:style-name="P2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5-24T10:42:41</dc:date>
    <meta:editing-duration>P12DT10H8M8S</meta:editing-duration>
    <meta:editing-cycles>10</meta:editing-cycles>
    <meta:document-statistic meta:table-count="0" meta:image-count="0" meta:object-count="0" meta:page-count="2" meta:paragraph-count="60" meta:word-count="253" meta:character-count="1833"/>
  </office:meta>
</office:document-meta>
</file>